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solid" draw:stroke-dash="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7cm"/>
    </style:style>
    <style:style style:name="gr6" style:family="graphic" style:parent-style-name="standard">
      <style:graphic-properties draw:stroke="dash" draw:stroke-dash="Ultrafine_20_Dashed" draw:fill="solid" draw:fill-color="#ffffcc" draw:textarea-horizontal-align="left" draw:textarea-vertical-align="top" draw:auto-grow-height="false"/>
    </style:style>
    <style:style style:name="gr7" style:family="graphic" style:parent-style-name="standard">
      <style:graphic-properties draw:fill="solid" draw:fill-color="#e6e6ff" draw:opacity="100%" draw:textarea-horizontal-align="justify" draw:textarea-vertical-align="middle" draw:auto-grow-height="false" draw:shadow-offset-x="0.305cm" draw:shadow-offset-y="0.305cm" draw:shadow-opacity="100%"/>
    </style:style>
    <style:style style:name="gr8" style:family="graphic" style:parent-style-name="standard">
      <style:graphic-properties draw:fill="solid" draw:fill-color="#ffff99" draw:opacity="20%" draw:textarea-horizontal-align="justify" draw:textarea-vertical-align="middle" draw:auto-grow-height="false" draw:shadow-offset-x="0.305cm" draw:shadow-offset-y="0.305cm" draw:shadow-opacity="20%"/>
    </style:style>
    <style:style style:name="gr9" style:family="graphic" style:parent-style-name="standard">
      <style:graphic-properties draw:stroke="solid" draw:stroke-dash="Fine_20_Dashed" draw:fill="solid" draw:fill-color="#ff0000" draw:opacity="20%" draw:textarea-horizontal-align="justify" draw:textarea-vertical-align="middle" draw:auto-grow-height="false" draw:shadow-offset-x="0.305cm" draw:shadow-offset-y="0.305cm" draw:shadow-opacity="20%"/>
    </style:style>
    <style:style style:name="gr10" style:family="graphic" style:parent-style-name="standard">
      <style:graphic-properties draw:stroke="none" draw:fill="solid" draw:fill-color="#3deb3d" draw:opacity="20%" draw:textarea-horizontal-align="justify" draw:textarea-vertical-align="middle" draw:auto-grow-height="false" draw:shadow-offset-x="0.305cm" draw:shadow-offset-y="0.305cm" draw:shadow-opacity="20%"/>
    </style:style>
    <style:style style:name="gr11" style:family="graphic" style:parent-style-name="standard">
      <style:graphic-properties draw:stroke="none" draw:fill="solid" draw:fill-color="#ff0000" draw:opacity="20%" draw:textarea-horizontal-align="justify" draw:textarea-vertical-align="middle" draw:auto-grow-height="false" draw:shadow-offset-x="0.305cm" draw:shadow-offset-y="0.305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/>
    </style:style>
    <style:style style:name="P3" style:family="paragraph">
      <style:paragraph-properties fo:text-align="center"/>
      <style:text-properties fo:font-family="Calibri" style:font-family-generic="swiss" style:font-pitch="variable" fo:font-weight="bold" style:font-weight-asian="bold" style:font-weight-complex="bold"/>
    </style:style>
    <style:style style:name="P4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5" style:family="paragraph">
      <style:paragraph-properties fo:text-align="center"/>
      <style:text-properties fo:font-family="Calibri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paragraph-properties fo:text-align="center"/>
      <style:text-properties fo:font-family="'Trebuchet MS'" style:font-style-name="Regular" style:font-family-generic="swiss" style:font-pitch="variable" fo:font-size="24pt" style:font-size-asian="24pt" style:font-size-complex="24pt"/>
    </style:style>
    <style:style style:name="P9" style:family="paragraph">
      <style:paragraph-properties fo:text-align="center"/>
      <style:text-properties fo:font-family="'Trebuchet MS'" style:font-style-name="Regular" style:font-family-generic="swiss" style:font-pitch="variable"/>
    </style:style>
    <style:style style:name="P10" style:family="paragraph">
      <style:paragraph-properties fo:text-align="center"/>
      <style:text-properties fo:font-family="'Trebuchet MS'" style:font-style-name="Regular" style:font-family-generic="swiss" style:font-pitch="variable" fo:font-size="18pt" style:font-size-asian="18pt" style:font-size-complex="18pt"/>
    </style:style>
    <style:style style:name="P11" style:family="paragraph">
      <style:paragraph-properties fo:text-align="center"/>
      <style:text-properties fo:font-family="'Trebuchet MS'" style:font-style-name="Regular" style:font-family-generic="swiss" style:font-pitch="variable" fo:font-weight="normal" style:font-weight-asian="normal" style:font-weight-complex="normal"/>
    </style:style>
    <style:style style:name="T1" style:family="text">
      <style:text-properties fo:font-family="Calibri" style:font-family-generic="swiss" style:font-pitch="variable" fo:font-size="15pt" style:font-size-asian="15pt" style:font-size-complex="15pt"/>
    </style:style>
    <style:style style:name="T2" style:family="text">
      <style:text-properties fo:font-family="Calibri" style:font-family-generic="swiss" style:font-pitch="variable" fo:font-weight="bold" style:font-weight-asian="bold" style:font-weight-complex="bold"/>
    </style:style>
    <style:style style:name="T3" style:family="text">
      <style:text-properties fo:font-family="Calibri" style:font-family-generic="swiss" style:font-pitch="variable"/>
    </style:style>
    <style:style style:name="T4" style:family="text">
      <style:text-properties fo:font-family="Calibri" style:font-family-generic="swiss" style:font-pitch="variable" fo:font-size="12pt" style:font-size-asian="12pt" style:font-size-complex="12pt"/>
    </style:style>
    <style:style style:name="T5" style:family="text"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family="Calibri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2" xml:id="id1" draw:id="id1" draw:layer="layout" svg:width="3.75cm" svg:height="3.6cm" svg:x="8.25cm" svg:y="2.2cm">
          <text:p text:style-name="P1"><text:span text:style-name="T1">Parser</text:span></text:p>
          <text:p text:style-name="P1"><text:span text:style-name="T1">Definition</text:span></text:p>
          <text:p text:style-name="P1"><text:span text:style-name="T1">File</text:span></text:p>
          <text:p text:style-name="P1"><text:span text:style-name="T2">.pa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3" draw:id="id3" draw:layer="layout" svg:width="4.75cm" svg:height="5.25cm" svg:x="7.75cm" svg:y="11.8cm">
          <text:p text:style-name="P1"><text:span text:style-name="T1">One or multiple</text:span></text:p>
          <text:p text:style-name="P1"><text:span text:style-name="T1">Source-Files</text:span></text:p>
          <text:p text:style-name="P1"><text:span text:style-name="T3">(e.g. </text:span><text:span text:style-name="T2">.c, .cpp,</text:span></text:p>
          <text:p text:style-name="P1"><text:span text:style-name="T2">.java ...</text:span><text:span text:style-name="T3">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2" draw:id="id2" draw:layer="layout" svg:width="6.85cm" svg:height="3cm" svg:x="6.7cm" svg:y="7.5cm">
          <text:p text:style-name="P1"><text:span text:style-name="T2">UniCC Parser Generato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125cm" svg:y1="5.587cm" svg:x2="10.125cm" svg:y2="7.5cm" draw:start-shape="id1" draw:start-glue-point="6" draw:end-shape="id2" draw:end-glue-point="0" svg:d="m10125 5587v1913">
          <text:p/>
        </draw:connector>
        <draw:connector draw:style-name="gr3" draw:text-style-name="P1" draw:layer="layout" svg:x1="10.125cm" svg:y1="10.5cm" svg:x2="10.125cm" svg:y2="11.8cm" draw:start-shape="id2" draw:start-glue-point="2" draw:end-shape="id3" draw:end-glue-point="4" svg:d="m10125 10500v1300">
          <text:p/>
        </draw:connector>
        <draw:connector draw:style-name="gr3" draw:text-style-name="P1" draw:layer="layout" svg:x1="13.55cm" svg:y1="9cm" svg:x2="17.125cm" svg:y2="11.75cm" draw:start-shape="id2" draw:start-glue-point="1" draw:end-shape="id4" draw:end-glue-point="4" svg:d="m13550 9000h3575v2750">
          <text:p/>
        </draw:connector>
        <draw:custom-shape draw:style-name="gr1" draw:text-style-name="P4" xml:id="id4" draw:id="id4" draw:layer="layout" svg:width="4.75cm" svg:height="5cm" svg:x="14.75cm" svg:y="11.75cm">
          <text:p text:style-name="P1"><text:span text:style-name="T1">Parser</text:span></text:p>
          <text:p text:style-name="P1"><text:span text:style-name="T1">Description File</text:span></text:p>
          <text:p text:style-name="P1"><text:span text:style-name="T4">(optionally with</text:span></text:p>
          <text:p text:style-name="P1"><text:span text:style-name="T4">additional</text:span></text:p>
          <text:p text:style-name="P1"><text:span text:style-name="T4">augmentations)</text:span></text:p>
          <text:p text:style-name="P1"><text:span text:style-name="T5">.x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5" xml:id="id5" draw:id="id5" draw:layer="layout" svg:width="4.819cm" svg:height="3cm" svg:x="7.731cm" svg:y="19cm">
          <text:p text:style-name="P1"><text:span text:style-name="T6">Compile/Run</text:span></text:p>
          <text:p text:style-name="P1"><text:span text:style-name="T6">with Compiler</text:span></text:p>
          <text:p text:style-name="P1"><text:span text:style-name="T6">or Interpret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3.25cm" svg:height="3.75cm" svg:x="2cm" svg:y="7.5cm">
          <text:p text:style-name="P1"><text:span text:style-name="T1">Parser</text:span></text:p>
          <text:p text:style-name="P1"><text:span text:style-name="T1">Template</text:span></text:p>
          <text:p text:style-name="P1"><text:span text:style-name="T1">File</text:span></text:p>
          <text:p text:style-name="P1"><text:span text:style-name="T2">.tp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5" xml:id="id6" draw:id="id6" draw:layer="layout" svg:width="4.75cm" svg:height="3cm" svg:x="14.75cm" svg:y="19cm">
          <text:p text:style-name="P1"><text:span text:style-name="T6">Third-party tool,</text:span></text:p>
          <text:p text:style-name="P1"><text:span text:style-name="T6">code-generator,</text:span></text:p>
          <text:p text:style-name="P1"><text:span text:style-name="T6">analyzator,</text:span></text:p>
          <text:p text:style-name="P1"><text:span text:style-name="T6">other extension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0.125cm" svg:y1="16.635cm" svg:x2="10.14cm" svg:y2="19cm" draw:start-shape="id3" draw:start-glue-point="6" draw:end-shape="id5" draw:end-glue-point="0" svg:d="m10125 16635v1391h15v974">
          <text:p/>
        </draw:connector>
        <draw:connector draw:style-name="gr3" draw:text-style-name="P6" draw:layer="layout" svg:x1="17.125cm" svg:y1="16.454cm" svg:x2="17.125cm" svg:y2="19cm" draw:start-shape="id4" draw:start-glue-point="6" draw:end-shape="id6" draw:end-glue-point="0" svg:d="m17125 16454v2546">
          <text:p/>
        </draw:connector>
        <draw:frame draw:style-name="gr5" draw:text-style-name="P7" draw:layer="layout" svg:width="6.523cm" svg:height="1.787cm" draw:transform="rotate (0.785398163397448) translate (2.568cm 14.73cm)">
          <draw:text-box>
            <text:p text:style-name="P1"><text:span text:style-name="T7">Program-Module</text:span></text:p>
            <text:p text:style-name="P1"><text:span text:style-name="T7">Generator</text:span></text:p>
            <text:p text:style-name="P1"><text:span text:style-name="T8">(default)</text:span></text:p>
          </draw:text-box>
        </draw:frame>
        <draw:frame draw:style-name="gr5" draw:text-style-name="P7" draw:layer="layout" svg:width="6.523cm" svg:height="1.275cm" draw:transform="rotate (-0.785398163397449) translate (15.72cm 5.818cm)">
          <draw:text-box>
            <text:p text:style-name="P1"><text:span text:style-name="T7">Parser Description</text:span></text:p>
            <text:p text:style-name="P1"><text:span text:style-name="T7">Generator</text:span></text:p>
          </draw:text-box>
        </draw:frame>
        <draw:connector draw:style-name="gr3" draw:text-style-name="P6" draw:layer="layout" svg:x1="3.625cm" svg:y1="11.028cm" svg:x2="7.75cm" svg:y2="14.425cm" draw:start-shape="id7" draw:start-glue-point="6" draw:end-shape="id3" draw:end-glue-point="5" svg:d="m3625 11028v3397h4125">
          <text:p/>
        </draw:connector>
      </draw:page>
      <draw:page draw:name="page2" draw:style-name="dp1" draw:master-page-name="Standard">
        <draw:custom-shape draw:style-name="gr6" draw:text-style-name="P8" draw:layer="layout" svg:width="17.526cm" svg:height="10.414cm" svg:x="2.143cm" svg:y="6.715cm">
          <text:p text:style-name="P8"><text:span text:style-name="T9">Uni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8.75cm" svg:height="2.1cm" svg:x="7.936cm" svg:y="8.312cm">
          <text:p text:style-name="P9">Parse Table Gene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4.95cm" svg:height="3.6cm" svg:x="10.036cm" svg:y="1.762cm">
          <text:p text:style-name="P9"><text:span text:style-name="T10">Parser Definition</text:span></text:p>
          <text:p text:style-name="P9"><text:span text:style-name="T11">.pa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9" draw:layer="layout" svg:width="4.75cm" svg:height="5.25cm" svg:x="4.736cm" svg:y="18.612cm">
          <text:p text:style-name="P9"><text:span text:style-name="T10">One or multiple</text:span></text:p>
          <text:p text:style-name="P9"><text:span text:style-name="T10">Modules</text:span></text:p>
          <text:p text:style-name="P9">(e.g. <text:span text:style-name="T11">.c, .cpp,</text:span></text:p>
          <text:p text:style-name="P9"><text:span text:style-name="T11">.java ...</text:span>)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10" draw:layer="layout" svg:width="4.75cm" svg:height="5cm" svg:x="13.249cm" svg:y="18.642cm">
          <text:p text:style-name="P9"><text:span text:style-name="T10">Parser</text:span></text:p>
          <text:p text:style-name="P9"><text:span text:style-name="T10">Description</text:span></text:p>
          <text:p text:style-name="P9"><text:span text:style-name="T12">.x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1" draw:layer="layout" svg:width="3.25cm" svg:height="3.556cm" svg:x="4.556cm" svg:y="1.762cm">
          <text:p text:style-name="P11"><text:span text:style-name="T13">Parser</text:span></text:p>
          <text:p text:style-name="P11"><text:span text:style-name="T13">Template</text:span></text:p>
          <text:p text:style-name="P11"><text:span text:style-name="T13">File</text:span></text:p>
          <text:p text:style-name="P11"><text:span text:style-name="T14">.tp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9" draw:layer="layout" svg:width="2.15cm" svg:height="2.55cm" svg:x="8.186cm" svg:y="10.6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9" draw:layer="layout" svg:width="2.15cm" svg:height="2.55cm" svg:x="14.536cm" svg:y="10.6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9" draw:layer="layout" svg:width="2.15cm" svg:height="2.6cm" svg:x="11.386cm" svg:y="5.5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9" draw:layer="layout" svg:width="2.15cm" svg:height="2.15cm" svg:x="6.286cm" svg:y="16.2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9" draw:layer="layout" svg:width="2.15cm" svg:height="2.15cm" svg:x="14.586cm" svg:y="16.2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4.85cm" svg:height="2.6cm" svg:x="13.236cm" svg:y="13.362cm">
          <text:p text:style-name="P9">Parser</text:p>
          <text:p text:style-name="P9">Description</text:p>
          <text:p text:style-name="P9">Gene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6.603cm" svg:height="2.6cm" svg:x="4.683cm" svg:y="13.362cm">
          <text:p text:style-name="P9">Program Module</text:p>
          <text:p text:style-name="P9">Gene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2.15cm" svg:height="7.553cm" svg:x="5.191cm" svg:y="5.572cm">
          <text:p/>
          <draw:enhanced-geometry svg:viewBox="0 0 21600 21600" draw:text-areas="?f0 0 ?f2 ?f5" draw:type="down-arrow" draw:modifiers="20049.8720883264 5563.1799163179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_20_46" draw:display-name="Hatch 46" draw:style="single" draw:color="#000000" draw:distance="0.02cm" draw:rotation="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ing_20_1" draw:fill-image-name="Bitmape_20_1" draw:opacity="10%" fo:padding-top="0.125cm" fo:padding-bottom="0.125cm" fo:padding-left="0.25cm" fo:padding-right="0.25cm" draw:shadow="hidden" draw:shadow-offset-x="0.3cm" draw:shadow-offset-y="0.3cm" draw:shadow-color="#808080" draw:shadow-opacity="1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_20_46" draw:fill-image-name="Bitmape_20_1"/>
      <style:text-properties fo:font-family="Calibri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_20_46" draw:fill-image-name="Bitmape_20_1"/>
      <style:text-properties fo:font-family="Calibri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4-21T11:24:11.60</meta:creation-date>
    <dc:date>2011-09-17T16:37:13</dc:date>
    <meta:editing-duration>PT55M22S</meta:editing-duration>
    <meta:editing-cycles>12</meta:editing-cycles>
    <meta:generator>LibreOffice/3.4$Unix LibreOffice_project/340m1$Build-302</meta:generator>
    <dc:creator>Jan Meyer</dc:creator>
    <meta:document-statistic meta:object-count="29"/>
  </office:meta>
</office:document-meta>
</file>